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officeooo:rsid="000a830c" officeooo:paragraph-rsid="000a830c"/>
    </style:style>
    <style:style style:name="P3" style:family="paragraph" style:parent-style-name="Standard" style:master-page-name="Standard">
      <style:paragraph-properties fo:margin-top="0in" fo:margin-bottom="0in" style:contextual-spacing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83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duct Name</text:span> : News Rank</text:p>
      <text:p text:style-name="P1"><text:span text:style-name="T1">Team Name</text:span> : Royalty Inc.</text:p>
      <text:p text:style-name="P1"><text:span text:style-name="T1">Sprint Completion Date: </text:span>April 28th 2017</text:p>
      <text:p text:style-name="P1"><text:span text:style-name="T1">Revision Number</text:span> : <text:span text:style-name="T2">1.0</text:span></text:p>
      <text:p text:style-name="P1"><text:span text:style-name="T1">Revision Date</text:span> : May 15 2017</text:p>
      <text:p text:style-name="P1"/>
      <text:p text:style-name="P1"><text:span text:style-name="T1">High Level Goals</text:span>:</text:p>
      <text:p text:style-name="P1">These goals includes creating our stack, getting our basic website up and running, accepting user input, and return data from social media based on user input.</text:p>
      <text:p text:style-name="P1"/>
      <text:p text:style-name="P2">Task Listing:</text:p>
      <text:p text:style-name="P2"/>
      <text:p text:style-name="P2">User Story 1: <text:s/>As a developer I want to make a basic layout for the website</text:p>
      <text:p text:style-name="P2"/>
      <text:p text:style-name="P2">1. Have a search bar in the UI</text:p>
      <text:p text:style-name="P2">2. Have a place for a twitter feed.</text:p>
      <text:p text:style-name="P2"/>
      <text:p text:style-name="P2">User Story 2: <text:s/>As a developer I want to have a search bar because I want to be able to search through topics.</text:p>
      <text:p text:style-name="P2"/>
      <text:p text:style-name="P2">1. Get user text input</text:p>
      <text:p text:style-name="P2">2. Use google's POST and GET to grab search results</text:p>
      <text:p text:style-name="P2"/>
      <text:p text:style-name="P2">User Story 3: As a developer I want to be able to scrape text from Twitter and Facebook because we want to analyze it.</text:p>
      <text:p text:style-name="P2"/>
      <text:p text:style-name="P2">1. Learn TweetPy</text:p>
      <text:p text:style-name="P2">2. Integrate TweetPy into Django</text:p>
      <text:p text:style-name="P2"/>
      <text:p text:style-name="P2">Team Roles:</text:p>
      <text:p text:style-name="P2">Andrew: Scrummaster / developer</text:p>
      <text:p text:style-name="P2">Sukhpreet: Developer</text:p>
      <text:p text:style-name="P2">Luc: Developer</text:p>
      <text:p text:style-name="P2">Jen: Developer</text:p>
      <text:p text:style-name="P2">Froy: PO/Developer</text:p>
      <text:p text:style-name="P2">Danay: Developer</text:p>
      <text:p text:style-name="P2"/>
      <text:p text:style-name="P2">Initial Task Assignment:</text:p>
      <text:p text:style-name="P2"/>
      <text:p text:style-name="P2">Froy: GET/POST</text:p>
      <text:p text:style-name="P2">Andrew: Search bar</text:p>
      <text:p text:style-name="P2">Sukhpreet: Search bar</text:p>
      <text:p text:style-name="P2">Luc: Heroku</text:p>
      <text:p text:style-name="P2">Jen: UI</text:p>
      <text:p text:style-name="P2"><text:soft-page-break/>Danay:UI</text:p>
      <text:p text:style-name="P2"/>
      <text:p text:style-name="P2">Scrum Board on Zub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/>
    </style:style>
    <style:style style:name="normal" style:family="paragraph" style:default-outline-level="">
      <style:paragraph-properties fo:orphans="2" fo:widows="2" style:writing-mode="lr-tb"/>
    </style:style>
    <style:style style:name="Heading_20_1" style:display-name="Heading 1" style:family="paragraph" style:parent-style-name="normal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default-outline-level="" style:class="chapter">
      <style:paragraph-properties fo:margin-top="0in" fo:margin-bottom="0.0417in" style:contextual-spacing="true" fo:line-height="100%" fo:text-align="start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default-outline-level="" style:class="chapter">
      <style:paragraph-properties fo:margin-top="0in" fo:margin-bottom="0.222in" style:contextual-spacing="true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04:07:00.851000000</dc:date>
    <meta:document-statistic meta:table-count="0" meta:image-count="0" meta:object-count="0" meta:page-count="2" meta:paragraph-count="32" meta:word-count="195" meta:character-count="1058" meta:non-whitespace-character-count="893"/>
    <meta:generator>LibreOffice/4.1.1.2$Windows_x86 LibreOffice_project/7e4286b58adc75a14f6d83f53a03b6c11fa2903</meta:generator>
  </office:meta>
</office:document-meta>
</file>